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2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tensão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saída</text:p>
          </table:table-cell>
          <table:table-cell office:value-type="string" calcext:value-type="string">
            <text:p>corrente</text:p>
          </table:table-cell>
          <table:table-cell table:number-columns-repeated="2"/>
          <table:table-cell office:value-type="string" calcext:value-type="string">
            <text:p>http://www.xuru.org/rt/PR.asp#CopyPaste</text:p>
          </table:table-cell>
          <table:table-cell table:number-columns-repeated="3"/>
        </table:table-row>
        <table:table-row table:style-name="ro1">
          <table:table-cell table:style-name="ce1" office:value-type="float" office:value="20665" calcext:value-type="float">
            <text:p>20665</text:p>
          </table:table-cell>
          <table:table-cell office:value-type="float" office:value="112.6" calcext:value-type="float">
            <text:p>112,6</text:p>
          </table:table-cell>
          <table:table-cell table:number-columns-repeated="3"/>
          <table:table-cell table:style-name="ce1" office:value-type="float" office:value="19942" calcext:value-type="float">
            <text:p>19942</text:p>
          </table:table-cell>
          <table:table-cell office:value-type="float" office:value="112.6" calcext:value-type="float">
            <text:p>112,6</text:p>
          </table:table-cell>
          <table:table-cell table:number-columns-repeated="3"/>
          <table:table-cell table:style-name="ce1" office:value-type="float" office:value="12780" calcext:value-type="float">
            <text:p>12780</text:p>
          </table:table-cell>
          <table:table-cell office:value-type="float" office:value="112.6" calcext:value-type="float">
            <text:p>112,6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2</text:p>
          </table:table-cell>
          <table:table-cell table:formula="of:=0.01625900808*[.O6]*[.O6]+0.04173962888*[.O6]+1.095191907" office:value-type="float" office:value="1.1943841185" calcext:value-type="float">
            <text:p>1,1943841185</text:p>
          </table:table-cell>
          <table:table-cell office:value-type="float" office:value="105" calcext:value-type="float">
            <text:p>105</text:p>
          </table:table-cell>
          <table:table-cell table:formula="of:=105*3.3/1023*1.414/2" office:value-type="float" office:value="0.239467741935484" calcext:value-type="float">
            <text:p>0,239467741935484</text:p>
          </table:table-cell>
          <table:table-cell/>
        </table:table-row>
        <table:table-row table:style-name="ro1">
          <table:table-cell table:style-name="ce1" office:value-type="float" office:value="22732" calcext:value-type="float">
            <text:p>22732</text:p>
          </table:table-cell>
          <table:table-cell office:value-type="float" office:value="122.9" calcext:value-type="float">
            <text:p>122,9</text:p>
          </table:table-cell>
          <table:table-cell table:number-columns-repeated="3"/>
          <table:table-cell office:value-type="float" office:value="21932" calcext:value-type="float">
            <text:p>21932</text:p>
          </table:table-cell>
          <table:table-cell office:value-type="float" office:value="122.9" calcext:value-type="float">
            <text:p>122,9</text:p>
          </table:table-cell>
          <table:table-cell table:number-columns-repeated="3"/>
          <table:table-cell table:style-name="ce1" office:value-type="float" office:value="14022" calcext:value-type="float">
            <text:p>14022</text:p>
          </table:table-cell>
          <table:table-cell office:value-type="float" office:value="122.9" calcext:value-type="float">
            <text:p>122,9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5</text:p>
          </table:table-cell>
          <table:table-cell table:formula="of:=0.01625900808*[.O7]*[.O7]+0.04173962888*[.O7]+1.095191907" office:value-type="float" office:value="1.5052759725288" calcext:value-type="float">
            <text:p>1,5052759725288</text:p>
          </table:table-cell>
          <table:table-cell office:value-type="float" office:value="160" calcext:value-type="float">
            <text:p>160</text:p>
          </table:table-cell>
          <table:table-cell table:formula="of:=[.U6]/[.T7]" office:value-type="float" office:value="0.00149667338709677" calcext:value-type="float">
            <text:p>0,001496673387097</text:p>
          </table:table-cell>
          <table:table-cell/>
        </table:table-row>
        <table:table-row table:style-name="ro1">
          <table:table-cell table:style-name="ce1" office:value-type="float" office:value="24752" calcext:value-type="float">
            <text:p>24752</text:p>
          </table:table-cell>
          <table:table-cell office:value-type="float" office:value="133.2" calcext:value-type="float">
            <text:p>133,2</text:p>
          </table:table-cell>
          <table:table-cell table:number-columns-repeated="3"/>
          <table:table-cell office:value-type="float" office:value="23948" calcext:value-type="float">
            <text:p>23948</text:p>
          </table:table-cell>
          <table:table-cell office:value-type="float" office:value="133.2" calcext:value-type="float">
            <text:p>133,2</text:p>
          </table:table-cell>
          <table:table-cell table:number-columns-repeated="3"/>
          <table:table-cell table:style-name="ce1" office:value-type="float" office:value="15289" calcext:value-type="float">
            <text:p>15289</text:p>
          </table:table-cell>
          <table:table-cell office:value-type="float" office:value="133.2" calcext:value-type="float">
            <text:p>133,2</text:p>
          </table:table-cell>
          <table:table-cell table:number-columns-repeated="2"/>
          <table:table-cell office:value-type="float" office:value="5.9" calcext:value-type="float">
            <text:p>5,9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1.93</text:p>
          </table:table-cell>
          <table:table-cell table:formula="of:=0.01625900808*[.O8]*[.O8]+0.04173962888*[.O8]+1.095191907" office:value-type="float" office:value="1.9074317886568" calcext:value-type="float">
            <text:p>1,9074317886568</text:p>
          </table:table-cell>
          <table:table-cell/>
          <table:table-cell table:formula="of:=[.U7]*100/0.05" office:value-type="float" office:value="2.99334677419355" calcext:value-type="float">
            <text:p>2,9933467741935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.3" calcext:value-type="float">
            <text:p>8,3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.5</text:p>
          </table:table-cell>
          <table:table-cell table:formula="of:=0.01625900808*[.O9]*[.O9]+0.04173962888*[.O9]+1.095191907" office:value-type="float" office:value="2.5617138933352" calcext:value-type="float">
            <text:p>2,5617138933352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0.01625900808*[.O10]*[.O10]+0.04173962888*[.O10]+1.095191907" office:value-type="float" office:value="3.93736461708" calcext:value-type="float">
            <text:p>3,93736461708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14.5" calcext:value-type="float">
            <text:p>14,5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5.1</text:p>
          </table:table-cell>
          <table:table-cell table:formula="of:=0.01625900808*[.O11]*[.O11]+0.04173962888*[.O11]+1.095191907" office:value-type="float" office:value="5.11887297458" calcext:value-type="float">
            <text:p>5,11887297458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17.5" calcext:value-type="float">
            <text:p>17,5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6.8</text:p>
          </table:table-cell>
          <table:table-cell table:formula="of:=0.01625900808*[.O12]*[.O12]+0.04173962888*[.O12]+1.095191907" office:value-type="float" office:value="6.8049566369" calcext:value-type="float">
            <text:p>6,8049566369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[.U8]" office:value-type="float" office:value="2.99334677419355" calcext:value-type="float">
            <text:p>2,99334677419355</text:p>
          </table:table-cell>
          <table:table-cell table:number-columns-repeated="3"/>
          <table:table-cell table:formula="of:=0.01625900808*[.O13]*[.O13]+0.04173962888*[.O13]+1.095191907" office:value-type="float" office:value="1.36581583378283" calcext:value-type="float">
            <text:p>1,365815833782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Regressão</text:span></text:p>
          </table:table-cell>
          <table:table-cell table:number-columns-repeated="2"/>
          <table:table-cell office:value-type="string" calcext:value-type="string">
            <text:p><text:span text:style-name="T1">Regressão</text:span></text:p>
          </table:table-cell>
          <table:table-cell table:number-columns-repeated="13"/>
          <table:table-cell office:value-type="float" office:value="1.5" calcext:value-type="float">
            <text:p>1,5</text:p>
          </table:table-cell>
          <table:table-cell office:value-type="float" office:value="1.2" calcext:value-type="float">
            <text:p>1,2</text:p>
          </table:table-cell>
          <table:table-cell table:formula="of:=[.U14]/[.T14]" office:value-type="float" office:value="0.8" calcext:value-type="float">
            <text:p>0,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pan text:style-name="T1">Regressão</text:span>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odelo de regressão</text:p>
          </table:table-cell>
          <table:table-cell office:value-type="string" calcext:value-type="string">
            <text:p>Linear</text:p>
          </table:table-cell>
          <table:table-cell/>
          <table:table-cell office:value-type="string" calcext:value-type="string">
            <text:p>Modelo de regressão</text:p>
          </table:table-cell>
          <table:table-cell office:value-type="string" calcext:value-type="string">
            <text:p>Linear</text:p>
          </table:table-cell>
          <table:table-cell table:number-columns-repeated="7"/>
          <table:table-cell office:value-type="string" calcext:value-type="string">
            <text:p><text:span text:style-name="T1">Regressão</text:span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5:.$B$8] ; [.$A$5:.$A$8])" office:value-type="float" office:value="0.999955919547767" calcext:value-type="float">
            <text:p>0,999955919547767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G$6:.$G$8] ; [.$F$6:.$F$8])" office:value-type="float" office:value="0.999985959018946" calcext:value-type="float">
            <text:p>0,999985959018946</text:p>
          </table:table-cell>
          <table:table-cell table:number-columns-repeated="3"/>
          <table:table-cell office:value-type="string" calcext:value-type="string">
            <text:p>Modelo de regressão</text:p>
          </table:table-cell>
          <table:table-cell office:value-type="string" calcext:value-type="string">
            <text:p>Linea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rro padrão</text:p>
          </table:table-cell>
          <table:table-cell table:number-matrix-columns-spanned="1" table:number-matrix-rows-spanned="1" table:formula="of:=STEYX([.$B$5:.$B$8] ; [.$A$5:.$A$8])" office:value-type="float" office:value="0.0967108595494045" calcext:value-type="float">
            <text:p>0,096710859549405</text:p>
          </table:table-cell>
          <table:table-cell/>
          <table:table-cell office:value-type="string" calcext:value-type="string">
            <text:p>Erro padrão</text:p>
          </table:table-cell>
          <table:table-cell table:number-matrix-columns-spanned="1" table:number-matrix-rows-spanned="1" table:formula="of:=STEYX([.$G$6:.$G$8] ; [.$F$6:.$F$8])" office:value-type="float" office:value="0.0545821890368712" calcext:value-type="float">
            <text:p>0,054582189036871</text:p>
          </table:table-cell>
          <table:table-cell table:number-columns-repeated="3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L$6:.$L$8] ; [.$K$6:.$K$8])" office:value-type="float" office:value="0.999966906472077" calcext:value-type="float">
            <text:p>0,999966906472077</text:p>
          </table:table-cell>
          <table:table-cell table:number-columns-repeated="2"/>
          <table:table-cell office:value-type="string" calcext:value-type="string">
            <text:p>Modelo de regressã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ítmica</text:p>
          </table:table-cell>
          <table:table-cell office:value-type="string" calcext:value-type="string">
            <text:p>Geométrica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Erro padrão</text:p>
          </table:table-cell>
          <table:table-cell table:number-matrix-columns-spanned="1" table:number-matrix-rows-spanned="1" table:formula="of:=STEYX([.$L$6:.$L$8] ; [.$K$6:.$K$8])" office:value-type="float" office:value="0.0837960903302872" calcext:value-type="float">
            <text:p>0,083796090330287</text:p>
          </table:table-cell>
          <table:table-cell table:number-columns-repeated="2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P$5:.$P$12] ; [.$O$5:.$O$12])" office:value-type="float" office:value="0.959170954404984" calcext:value-type="float">
            <text:p>0,959170954404984</text:p>
          </table:table-cell>
          <table:table-cell table:number-matrix-columns-spanned="1" table:number-matrix-rows-spanned="1" table:formula="of:=RSQ([.$P$5:.$P$12] ; LN([.$O$5:.$O$12]))" office:value-type="float" office:value="0.743182168971916" calcext:value-type="float">
            <text:p>0,743182168971916</text:p>
          </table:table-cell>
          <table:table-cell table:number-matrix-columns-spanned="1" table:number-matrix-rows-spanned="1" table:formula="of:=RSQ(LN([.$P$5:.$P$12]) ; LN([.$O$5:.$O$12]))" office:value-type="string" office:string-value="" calcext:value-type="error">
            <text:p>#VALOR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clinação</text:p>
          </table:table-cell>
          <table:table-cell table:number-matrix-columns-spanned="1" table:number-matrix-rows-spanned="1" table:formula="of:=SLOPE([.$B$5:.$B$8] ; [.$A$5:.$A$8])" office:value-type="float" office:value="0.00504014972906386" calcext:value-type="float">
            <text:p>0,005040149729064</text:p>
          </table:table-cell>
          <table:table-cell/>
          <table:table-cell office:value-type="string" calcext:value-type="string">
            <text:p>Inclinação</text:p>
          </table:table-cell>
          <table:table-cell table:number-matrix-columns-spanned="1" table:number-matrix-rows-spanned="1" table:formula="of:=SLOPE([.$G$6:.$G$8] ; [.$F$6:.$F$8])" office:value-type="float" office:value="0.00514221436739648" calcext:value-type="float">
            <text:p>0,005142214367396</text:p>
          </table:table-cell>
          <table:table-cell table:number-columns-repeated="7"/>
          <table:table-cell office:value-type="string" calcext:value-type="string">
            <text:p>Erro padrão</text:p>
          </table:table-cell>
          <table:table-cell table:number-matrix-columns-spanned="1" table:number-matrix-rows-spanned="1" table:formula="of:=STEYX([.$P$5:.$P$12] ; [.$O$5:.$O$12])" office:value-type="float" office:value="0.46206588100322" calcext:value-type="float">
            <text:p>0,46206588100322</text:p>
          </table:table-cell>
          <table:table-cell table:number-matrix-columns-spanned="1" table:number-matrix-rows-spanned="1" table:formula="of:=STEYX([.$P$5:.$P$12] ; LN([.$O$5:.$O$12]))" office:value-type="float" office:value="1.15886240543271" calcext:value-type="float">
            <text:p>1,15886240543271</text:p>
          </table:table-cell>
          <table:table-cell table:number-matrix-columns-spanned="1" table:number-matrix-rows-spanned="1" table:formula="of:=STEYX(LN([.$P$5:.$P$12]) ; LN([.$O$5:.$O$12]))" office:value-type="string" office:string-value="" calcext:value-type="error">
            <text:p>#VALOR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seção</text:p>
          </table:table-cell>
          <table:table-cell table:number-matrix-columns-spanned="1" table:number-matrix-rows-spanned="1" table:formula="of:=INTERCEPT([.$B$5:.$B$8] ; [.$A$5:.$A$8])" office:value-type="float" office:value="8.40627870467567" calcext:value-type="float">
            <text:p>8,40627870467567</text:p>
          </table:table-cell>
          <table:table-cell/>
          <table:table-cell office:value-type="string" calcext:value-type="string">
            <text:p>Interseção</text:p>
          </table:table-cell>
          <table:table-cell table:number-matrix-columns-spanned="1" table:number-matrix-rows-spanned="1" table:formula="of:=INTERCEPT([.$G$6:.$G$8] ; [.$F$6:.$F$8])" office:value-type="float" office:value="10.0763886364097" calcext:value-type="float">
            <text:p>10,0763886364097</text:p>
          </table:table-cell>
          <table:table-cell table:number-columns-repeated="3"/>
          <table:table-cell office:value-type="string" calcext:value-type="string">
            <text:p>Inclinação</text:p>
          </table:table-cell>
          <table:table-cell table:number-matrix-columns-spanned="1" table:number-matrix-rows-spanned="1" table:formula="of:=SLOPE([.$L$6:.$L$8] ; [.$K$6:.$K$8])" office:value-type="float" office:value="0.00821017069482853" calcext:value-type="float">
            <text:p>0,00821017069482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Interseção</text:p>
          </table:table-cell>
          <table:table-cell table:number-matrix-columns-spanned="1" table:number-matrix-rows-spanned="1" table:formula="of:=INTERCEPT([.$L$6:.$L$8] ; [.$K$6:.$K$8])" office:value-type="float" office:value="7.70856842799073" calcext:value-type="float">
            <text:p>7,70856842799073</text:p>
          </table:table-cell>
          <table:table-cell table:number-columns-repeated="2"/>
          <table:table-cell office:value-type="string" calcext:value-type="string">
            <text:p>Inclinação</text:p>
          </table:table-cell>
          <table:table-cell table:number-matrix-columns-spanned="1" table:number-matrix-rows-spanned="1" table:formula="of:=SLOPE([.$P$5:.$P$12] ; [.$O$5:.$O$12])" office:value-type="float" office:value="0.350785050397432" calcext:value-type="float">
            <text:p>0,350785050397432</text:p>
          </table:table-cell>
          <table:table-cell table:number-matrix-columns-spanned="1" table:number-matrix-rows-spanned="1" table:formula="of:=SLOPE([.$P$5:.$P$12] ; LN([.$O$5:.$O$12]))" office:value-type="float" office:value="2.09356795230523" calcext:value-type="float">
            <text:p>2,09356795230523</text:p>
          </table:table-cell>
          <table:table-cell table:number-matrix-columns-spanned="1" table:number-matrix-rows-spanned="1" table:formula="of:=SLOPE(LN([.$P$5:.$P$12]) ; LN([.$O$5:.$O$12]))" office:value-type="string" office:string-value="" calcext:value-type="error">
            <text:p>#VALOR!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INDEX([.$A$5:.$A$8]; 1; 1)" office:value-type="string" office:string-value="ad" calcext:value-type="string">
            <text:p>ad</text:p>
          </table:table-cell>
          <table:table-cell table:formula="of:=[.$D$20] * [.$C$23] + [.$D$21]" office:value-type="string" office:string-value="" calcext:value-type="error">
            <text:p>#VALOR!</text:p>
          </table:table-cell>
          <table:table-cell/>
          <table:table-cell table:formula="of:=INDEX([.$F$6:.$F$8]; 1; 1)" office:value-type="float" office:value="19942" calcext:value-type="float">
            <text:p>19942</text:p>
          </table:table-cell>
          <table:table-cell table:formula="of:=[.$G$20] * [.$F$23] + [.$G$21]" office:value-type="float" office:value="112.62242755103" calcext:value-type="float">
            <text:p>112,62242755103</text:p>
          </table:table-cell>
          <table:table-cell table:number-columns-repeated="7"/>
          <table:table-cell office:value-type="string" calcext:value-type="string">
            <text:p>Interseção</text:p>
          </table:table-cell>
          <table:table-cell table:number-matrix-columns-spanned="1" table:number-matrix-rows-spanned="1" table:formula="of:=INTERCEPT([.$P$5:.$P$12] ; [.$O$5:.$O$12])" office:value-type="float" office:value="0.102867256389049" calcext:value-type="float">
            <text:p>0,102867256389049</text:p>
          </table:table-cell>
          <table:table-cell table:number-matrix-columns-spanned="1" table:number-matrix-rows-spanned="1" table:formula="of:=INTERCEPT([.$P$5:.$P$12] ; LN([.$O$5:.$O$12]))" office:value-type="float" office:value="-0.80110265871341" calcext:value-type="float">
            <text:p>-0,80110265871341</text:p>
          </table:table-cell>
          <table:table-cell table:number-matrix-columns-spanned="1" table:number-matrix-rows-spanned="1" table:formula="of:=EXP(INTERCEPT(LN([.$P$5:.$P$12]) ; LN([.$O$5:.$O$12])))" office:value-type="string" office:string-value="" calcext:value-type="error">
            <text:p>#VALOR!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INDEX([.$A$5:.$A$8]; 2; 1)" office:value-type="float" office:value="20665" calcext:value-type="float">
            <text:p>20665</text:p>
          </table:table-cell>
          <table:table-cell table:formula="of:=[.$D$20] * [.$C$24] + [.$D$21]" office:value-type="float" office:value="112.56097285578" calcext:value-type="float">
            <text:p>112,56097285578</text:p>
          </table:table-cell>
          <table:table-cell/>
          <table:table-cell table:formula="of:=INDEX([.$F$6:.$F$8]; 2; 1)" office:value-type="float" office:value="21932" calcext:value-type="float">
            <text:p>21932</text:p>
          </table:table-cell>
          <table:table-cell table:formula="of:=[.$G$20] * [.$F$24] + [.$G$21]" office:value-type="float" office:value="122.855434142149" calcext:value-type="float">
            <text:p>122,855434142149</text:p>
          </table:table-cell>
          <table:table-cell table:number-columns-repeated="3"/>
          <table:table-cell table:formula="of:=INDEX([.$K$6:.$K$8]; 1; 1)" office:value-type="float" office:value="12780" calcext:value-type="float">
            <text:p>12780</text:p>
          </table:table-cell>
          <table:table-cell table:formula="of:=[.$L$21] * [.$K$24] + [.$L$22]" office:value-type="float" office:value="112.634549907899" calcext:value-type="float">
            <text:p>112,63454990789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INDEX([.$A$5:.$A$8]; 3; 1)" office:value-type="float" office:value="22732" calcext:value-type="float">
            <text:p>22732</text:p>
          </table:table-cell>
          <table:table-cell table:formula="of:=[.$D$20] * [.$C$25] + [.$D$21]" office:value-type="float" office:value="122.978962345755" calcext:value-type="float">
            <text:p>122,978962345755</text:p>
          </table:table-cell>
          <table:table-cell/>
          <table:table-cell table:formula="of:=INDEX([.$F$6:.$F$8]; 3; 1)" office:value-type="float" office:value="23948" calcext:value-type="float">
            <text:p>23948</text:p>
          </table:table-cell>
          <table:table-cell table:formula="of:=[.$G$20] * [.$F$25] + [.$G$21]" office:value-type="float" office:value="133.222138306821" calcext:value-type="float">
            <text:p>133,222138306821</text:p>
          </table:table-cell>
          <table:table-cell table:number-columns-repeated="3"/>
          <table:table-cell table:formula="of:=INDEX([.$K$6:.$K$8]; 2; 1)" office:value-type="float" office:value="14022" calcext:value-type="float">
            <text:p>14022</text:p>
          </table:table-cell>
          <table:table-cell table:formula="of:=[.$L$21] * [.$K$25] + [.$L$22]" office:value-type="float" office:value="122.831581910876" calcext:value-type="float">
            <text:p>122,831581910876</text:p>
          </table:table-cell>
          <table:table-cell table:number-columns-repeated="2"/>
          <table:table-cell table:formula="of:=INDEX([.$O$5:.$O$12]; 1; 1)" office:value-type="string" office:string-value="saída" calcext:value-type="string">
            <text:p>saída</text:p>
          </table:table-cell>
          <table:table-cell table:formula="of:=[.$P$22] * [.$O$25] + [.$P$23]" office:value-type="string" office:string-value="" calcext:value-type="error">
            <text:p>#VALOR!</text:p>
          </table:table-cell>
          <table:table-cell table:formula="of:=[.$Q$22] * LN([.$O$25]) + [.$Q$23]" office:value-type="string" office:string-value="" calcext:value-type="error">
            <text:p>#VALOR!</text:p>
          </table:table-cell>
          <table:table-cell table:formula="of:=[.$R$23] * [.$O$25] ^ [.$R$22]" office:value-type="string" office:string-value="" calcext:value-type="error">
            <text:p>#VALOR!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INDEX([.$A$5:.$A$8]; 4; 1)" office:value-type="float" office:value="24752" calcext:value-type="float">
            <text:p>24752</text:p>
          </table:table-cell>
          <table:table-cell table:formula="of:=[.$D$20] * [.$C$26] + [.$D$21]" office:value-type="float" office:value="133.160064798464" calcext:value-type="float">
            <text:p>133,160064798464</text:p>
          </table:table-cell>
          <table:table-cell table:number-columns-repeated="6"/>
          <table:table-cell table:formula="of:=INDEX([.$K$6:.$K$8]; 3; 1)" office:value-type="float" office:value="15289" calcext:value-type="float">
            <text:p>15289</text:p>
          </table:table-cell>
          <table:table-cell table:formula="of:=[.$L$21] * [.$K$26] + [.$L$22]" office:value-type="float" office:value="133.233868181224" calcext:value-type="float">
            <text:p>133,233868181224</text:p>
          </table:table-cell>
          <table:table-cell table:number-columns-repeated="2"/>
          <table:table-cell table:formula="of:=INDEX([.$O$5:.$O$12]; 2; 1)" office:value-type="float" office:value="1.5" calcext:value-type="float">
            <text:p>1,5</text:p>
          </table:table-cell>
          <table:table-cell table:formula="of:=[.$P$22] * [.$O$26] + [.$P$23]" office:value-type="float" office:value="0.629044831985197" calcext:value-type="float">
            <text:p>0,629044831985197</text:p>
          </table:table-cell>
          <table:table-cell table:formula="of:=[.$Q$22] * LN([.$O$26]) + [.$Q$23]" office:value-type="float" office:value="0.0477660973998193" calcext:value-type="float">
            <text:p>0,047766097399819</text:p>
          </table:table-cell>
          <table:table-cell table:formula="of:=[.$R$23] * [.$O$26] ^ [.$R$22]" office:value-type="string" office:string-value="" calcext:value-type="error">
            <text:p>#VALOR!</text:p>
          </table:table-cell>
          <table:table-cell table:number-columns-repeated="4"/>
        </table:table-row>
        <table:table-row table:style-name="ro1">
          <table:table-cell table:number-columns-repeated="14"/>
          <table:table-cell table:formula="of:=INDEX([.$O$5:.$O$12]; 3; 1)" office:value-type="float" office:value="3.9" calcext:value-type="float">
            <text:p>3,9</text:p>
          </table:table-cell>
          <table:table-cell table:formula="of:=[.$P$22] * [.$O$27] + [.$P$23]" office:value-type="float" office:value="1.47092895293903" calcext:value-type="float">
            <text:p>1,47092895293903</text:p>
          </table:table-cell>
          <table:table-cell table:formula="of:=[.$Q$22] * LN([.$O$27]) + [.$Q$23]" office:value-type="float" office:value="2.04819423677012" calcext:value-type="float">
            <text:p>2,04819423677012</text:p>
          </table:table-cell>
          <table:table-cell table:formula="of:=[.$R$23] * [.$O$27] ^ [.$R$22]" office:value-type="string" office:string-value="" calcext:value-type="error">
            <text:p>#VALOR!</text:p>
          </table:table-cell>
          <table:table-cell table:number-columns-repeated="4"/>
        </table:table-row>
        <table:table-row table:style-name="ro1">
          <table:table-cell table:number-columns-repeated="14"/>
          <table:table-cell table:formula="of:=INDEX([.$O$5:.$O$12]; 4; 1)" office:value-type="float" office:value="5.9" calcext:value-type="float">
            <text:p>5,9</text:p>
          </table:table-cell>
          <table:table-cell table:formula="of:=[.$P$22] * [.$O$28] + [.$P$23]" office:value-type="float" office:value="2.1724990537339" calcext:value-type="float">
            <text:p>2,1724990537339</text:p>
          </table:table-cell>
          <table:table-cell table:formula="of:=[.$Q$22] * LN([.$O$28]) + [.$Q$23]" office:value-type="float" office:value="2.9148807000241" calcext:value-type="float">
            <text:p>2,9148807000241</text:p>
          </table:table-cell>
          <table:table-cell table:formula="of:=[.$R$23] * [.$O$28] ^ [.$R$22]" office:value-type="string" office:string-value="" calcext:value-type="error">
            <text:p>#VALOR!</text:p>
          </table:table-cell>
          <table:table-cell table:number-columns-repeated="4"/>
        </table:table-row>
        <table:table-row table:style-name="ro1">
          <table:table-cell table:number-columns-repeated="14"/>
          <table:table-cell table:formula="of:=INDEX([.$O$5:.$O$12]; 5; 1)" office:value-type="float" office:value="8.3" calcext:value-type="float">
            <text:p>8,3</text:p>
          </table:table-cell>
          <table:table-cell table:formula="of:=[.$P$22] * [.$O$29] + [.$P$23]" office:value-type="float" office:value="3.01438317468773" calcext:value-type="float">
            <text:p>3,01438317468773</text:p>
          </table:table-cell>
          <table:table-cell table:formula="of:=[.$Q$22] * LN([.$O$29]) + [.$Q$23]" office:value-type="float" office:value="3.62942206596643" calcext:value-type="float">
            <text:p>3,62942206596643</text:p>
          </table:table-cell>
          <table:table-cell table:formula="of:=[.$R$23] * [.$O$29] ^ [.$R$22]" office:value-type="string" office:string-value="" calcext:value-type="error">
            <text:p>#VALOR!</text:p>
          </table:table-cell>
          <table:table-cell table:number-columns-repeated="4"/>
        </table:table-row>
        <table:table-row table:style-name="ro1">
          <table:table-cell table:number-columns-repeated="14"/>
          <table:table-cell table:formula="of:=INDEX([.$O$5:.$O$12]; 6; 1)" office:value-type="float" office:value="12" calcext:value-type="float">
            <text:p>12</text:p>
          </table:table-cell>
          <table:table-cell table:formula="of:=[.$P$22] * [.$O$30] + [.$P$23]" office:value-type="float" office:value="4.31228786115823" calcext:value-type="float">
            <text:p>4,31228786115823</text:p>
          </table:table-cell>
          <table:table-cell table:formula="of:=[.$Q$22] * LN([.$O$30]) + [.$Q$23]" office:value-type="float" office:value="4.40121826775291" calcext:value-type="float">
            <text:p>4,40121826775291</text:p>
          </table:table-cell>
          <table:table-cell table:formula="of:=[.$R$23] * [.$O$30] ^ [.$R$22]" office:value-type="string" office:string-value="" calcext:value-type="error">
            <text:p>#VALOR!</text:p>
          </table:table-cell>
          <table:table-cell table:number-columns-repeated="4"/>
        </table:table-row>
        <table:table-row table:style-name="ro1">
          <table:table-cell table:number-columns-repeated="14"/>
          <table:table-cell table:formula="of:=INDEX([.$O$5:.$O$12]; 7; 1)" office:value-type="float" office:value="14.5" calcext:value-type="float">
            <text:p>14,5</text:p>
          </table:table-cell>
          <table:table-cell table:formula="of:=[.$P$22] * [.$O$31] + [.$P$23]" office:value-type="float" office:value="5.18925048715181" calcext:value-type="float">
            <text:p>5,18925048715181</text:p>
          </table:table-cell>
          <table:table-cell table:formula="of:=[.$Q$22] * LN([.$O$31]) + [.$Q$23]" office:value-type="float" office:value="4.79740925342629" calcext:value-type="float">
            <text:p>4,79740925342629</text:p>
          </table:table-cell>
          <table:table-cell table:formula="of:=[.$R$23] * [.$O$31] ^ [.$R$22]" office:value-type="string" office:string-value="" calcext:value-type="error">
            <text:p>#VALOR!</text:p>
          </table:table-cell>
          <table:table-cell table:number-columns-repeated="4"/>
        </table:table-row>
        <table:table-row table:style-name="ro1">
          <table:table-cell table:number-columns-repeated="14"/>
          <table:table-cell table:formula="of:=INDEX([.$O$5:.$O$12]; 8; 1)" office:value-type="float" office:value="17.5" calcext:value-type="float">
            <text:p>17,5</text:p>
          </table:table-cell>
          <table:table-cell table:formula="of:=[.$P$22] * [.$O$32] + [.$P$23]" office:value-type="float" office:value="6.2416056383441" calcext:value-type="float">
            <text:p>6,2416056383441</text:p>
          </table:table-cell>
          <table:table-cell table:formula="of:=[.$Q$22] * LN([.$O$32]) + [.$Q$23]" office:value-type="float" office:value="5.19110937866033" calcext:value-type="float">
            <text:p>5,19110937866033</text:p>
          </table:table-cell>
          <table:table-cell table:formula="of:=[.$R$23] * [.$O$32] ^ [.$R$22]" office:value-type="string" office:string-value="" calcext:value-type="error">
            <text:p>#VALOR!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23:22:46.2201109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3:26:41.193498067</meta:creation-date>
    <dc:date>2019-10-30T23:25:02.169140682</dc:date>
    <meta:editing-duration>PT59M48S</meta:editing-duration>
    <meta:editing-cycles>4</meta:editing-cycles>
    <meta:generator>LibreOffice/6.2.7.1$Linux_X86_64 LibreOffice_project/20$Build-1</meta:generator>
    <meta:document-statistic meta:table-count="1" meta:cell-count="177" meta:object-count="0"/>
  </office:meta>
</office:document-meta>
</file>